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flow_5f_bf_5f_result_20_EG">
      <style:graphic-properties draw:marker-start="" draw:marker-end=""/>
    </style:style>
    <style:style style:name="gr3" style:family="graphic" style:parent-style-name="flow_5f_other_20_EG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flow_5f_other_20_EG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5" style:family="graphic" style:parent-style-name="standard">
      <style:graphic-properties svg:stroke-width="0.02cm" draw:marker-start-width="0.23cm" draw:marker-end-width="0.23cm" draw:fill="solid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flow_5f_other_20_EG">
      <style:graphic-properties draw:stroke="none" svg:stroke-color="#000000" draw:fill="none" draw:fill-color="#ffffff" fo:min-height="1.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weight="normal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normal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box_5f_classe_20_EG" draw:layer="layout" svg:width="9.8cm" svg:height="6.4cm" svg:x="28.6cm" svg:y="17.6cm">
          <text:p>BFFile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5" draw:id="id5" draw:layer="layout" svg:width="4cm" svg:height="1cm" svg:x="29cm" svg:y="21cm">
          <text:p><text:span text:style-name="T1">_to_fds_children()</text:span></text:p>
          <draw:enhanced-geometry svg:viewBox="0 0 21600 21600" draw:type="rectangle" draw:enhanced-path="M 0 0 L 21600 0 21600 21600 0 21600 0 0 Z N"/>
        </draw:custom-shape>
        <draw:custom-shape draw:style-name="box_5f_to_5f_fds_20_EG" xml:id="id2" draw:id="id2" draw:layer="layout" svg:width="4cm" svg:height="1cm" svg:x="34cm" svg:y="21cm">
          <text:p>to_fds()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1" draw:id="id1" draw:layer="layout" svg:width="4cm" svg:height="1cm" svg:x="29cm" svg:y="22.6cm">
          <text:p><text:span text:style-name="T1">_evaluate()</text:span>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33cm" svg:y1="23.1cm" svg:x2="34cm" svg:y2="21.5cm" draw:start-shape="id1" draw:start-glue-point="1" draw:end-shape="id2" draw:end-glue-point="3" svg:d="m33000 23100 1000-1600" svg:viewBox="0 0 1001 1601">
          <text:p/>
        </draw:connector>
        <draw:custom-shape draw:style-name="box_5f_other_20_EG" xml:id="id3" draw:id="id3" draw:layer="layout" svg:width="4cm" svg:height="1cm" svg:x="29cm" svg:y="18.6cm">
          <text:p>_format()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33cm" svg:y1="19.1cm" svg:x2="34cm" svg:y2="21.5cm" draw:start-shape="id3" draw:start-glue-point="1" draw:end-shape="id2" svg:d="m33000 19100 1000 2400" svg:viewBox="0 0 1001 2401">
          <text:p/>
        </draw:connector>
        <draw:connector draw:style-name="flow_5f_other_20_EG" draw:layer="layout" draw:type="line" svg:x1="33cm" svg:y1="20.3cm" svg:x2="34cm" svg:y2="21.5cm" draw:start-shape="id4" draw:start-glue-point="1" draw:end-shape="id2" svg:d="m33000 20300 1000 1200" svg:viewBox="0 0 1001 1201">
          <text:p/>
        </draw:connector>
        <draw:custom-shape draw:style-name="box_5f_other_20_EG" xml:id="id4" draw:id="id4" draw:layer="layout" svg:width="4cm" svg:height="1cm" svg:x="29cm" svg:y="19.8cm">
          <text:p>_is_exported()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33cm" svg:y1="21.5cm" svg:x2="34cm" svg:y2="21.5cm" draw:start-shape="id5" draw:start-glue-point="1" draw:end-shape="id2" draw:end-glue-point="3" svg:d="m33000 21500h1000" svg:viewBox="0 0 1001 1">
          <text:p/>
        </draw:connector>
        <draw:connector draw:style-name="flow_5f_bf_5f_result_20_EG" draw:layer="layout" draw:type="line" svg:x1="36cm" svg:y1="22cm" svg:x2="36cm" svg:y2="24.8cm" draw:start-shape="id2" draw:start-glue-point="2" draw:end-shape="id6" draw:end-glue-point="0" svg:d="m36000 22000v2800" svg:viewBox="0 0 1 2801">
          <text:p/>
        </draw:connector>
        <draw:custom-shape draw:style-name="gr1" draw:text-style-name="P2" draw:layer="layout" svg:width="0.8cm" svg:height="0.8cm" svg:x="37.6cm" svg:y="20.8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box_5f_to_5f_fds_20_EG" xml:id="id6" draw:id="id6" draw:layer="layout" svg:width="4cm" svg:height="1cm" svg:x="34cm" svg:y="24.8cm">
            <text:p>bf_export.save()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8cm" svg:height="0.8cm" svg:x="37.6cm" svg:y="24.6cm">
            <text:p text:style-name="P2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box_5f_classe_20_EG" draw:layer="layout" svg:width="9.8cm" svg:height="6.4cm" svg:x="18.4cm" svg:y="17.6cm">
            <text:p>BFSection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11" draw:id="id11" draw:layer="layout" svg:width="4cm" svg:height="1cm" svg:x="18.8cm" svg:y="21cm">
            <text:p><text:span text:style-name="T1">_to_fds_children()</text:span></text:p>
            <draw:enhanced-geometry svg:viewBox="0 0 21600 21600" draw:type="rectangle" draw:enhanced-path="M 0 0 L 21600 0 21600 21600 0 21600 0 0 Z N"/>
          </draw:custom-shape>
          <draw:custom-shape draw:style-name="box_5f_to_5f_fds_20_EG" xml:id="id8" draw:id="id8" draw:layer="layout" svg:width="4cm" svg:height="1cm" svg:x="23.8cm" svg:y="21cm">
            <text:p>to_fds()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7" draw:id="id7" draw:layer="layout" svg:width="4cm" svg:height="1cm" svg:x="18.8cm" svg:y="22.6cm">
            <text:p><text:span text:style-name="T1">_evaluate()</text:span></text:p>
            <draw:enhanced-geometry svg:viewBox="0 0 21600 21600" draw:type="rectangle" draw:enhanced-path="M 0 0 L 21600 0 21600 21600 0 21600 0 0 Z N"/>
          </draw:custom-shape>
          <draw:connector draw:style-name="flow_5f_bf_5f_result_20_EG" draw:layer="layout" draw:type="line" svg:x1="22.8cm" svg:y1="23.1cm" svg:x2="23.8cm" svg:y2="21.5cm" draw:start-shape="id7" draw:start-glue-point="1" draw:end-shape="id8" draw:end-glue-point="3" svg:d="m22800 23100 1000-1600" svg:viewBox="0 0 1001 1601">
            <text:p/>
          </draw:connector>
          <draw:custom-shape draw:style-name="box_5f_other_20_EG" xml:id="id9" draw:id="id9" draw:layer="layout" svg:width="4cm" svg:height="1cm" svg:x="18.8cm" svg:y="18.6cm">
            <text:p>_format()</text:p>
            <draw:enhanced-geometry svg:viewBox="0 0 21600 21600" draw:type="rectangle" draw:enhanced-path="M 0 0 L 21600 0 21600 21600 0 21600 0 0 Z N"/>
          </draw:custom-shape>
          <draw:connector draw:style-name="flow_5f_other_20_EG" draw:layer="layout" draw:type="line" svg:x1="22.8cm" svg:y1="19.1cm" svg:x2="23.8cm" svg:y2="21.5cm" draw:start-shape="id9" draw:start-glue-point="1" draw:end-shape="id8" svg:d="m22800 19100 1000 2400" svg:viewBox="0 0 1001 2401">
            <text:p/>
          </draw:connector>
          <draw:connector draw:style-name="flow_5f_other_20_EG" draw:layer="layout" draw:type="line" svg:x1="22.8cm" svg:y1="20.3cm" svg:x2="23.8cm" svg:y2="21.5cm" draw:start-shape="id10" draw:start-glue-point="1" draw:end-shape="id8" svg:d="m22800 20300 1000 1200" svg:viewBox="0 0 1001 1201">
            <text:p/>
          </draw:connector>
          <draw:custom-shape draw:style-name="box_5f_other_20_EG" xml:id="id10" draw:id="id10" draw:layer="layout" svg:width="4cm" svg:height="1cm" svg:x="18.8cm" svg:y="19.8cm">
            <text:p>_is_exported()</text:p>
            <draw:enhanced-geometry svg:viewBox="0 0 21600 21600" draw:type="rectangle" draw:enhanced-path="M 0 0 L 21600 0 21600 21600 0 21600 0 0 Z N"/>
          </draw:custom-shape>
          <draw:connector draw:style-name="flow_5f_bf_5f_result_20_EG" draw:layer="layout" draw:type="line" svg:x1="22.8cm" svg:y1="21.5cm" svg:x2="23.8cm" svg:y2="21.5cm" draw:start-shape="id11" draw:start-glue-point="1" draw:end-shape="id8" draw:end-glue-point="3" svg:d="m22800 21500h1000" svg:viewBox="0 0 1001 1">
            <text:p/>
          </draw:connector>
        </draw:g>
        <draw:custom-shape draw:style-name="box_5f_classe_20_EG" draw:layer="layout" svg:width="9.8cm" svg:height="6.4cm" svg:x="8.2cm" svg:y="17.6cm">
          <text:p>Blender Scene, Object, Material</text:p>
          <draw:enhanced-geometry svg:viewBox="0 0 21600 21600" draw:type="rectangle" draw:enhanced-path="M 0 0 L 21600 0 21600 21600 0 21600 0 0 Z N"/>
        </draw:custom-shape>
        <draw:custom-shape draw:style-name="box_5f_to_5f_fds_20_EG" draw:text-style-name="P1" xml:id="id12" draw:id="id12" draw:layer="layout" svg:width="4cm" svg:height="1cm" svg:x="8.6cm" svg:y="21cm">
          <text:p><text:span text:style-name="T1">_to_fds_children()</text:span></text:p>
          <draw:enhanced-geometry svg:viewBox="0 0 21600 21600" draw:type="rectangle" draw:enhanced-path="M 0 0 L 21600 0 21600 21600 0 21600 0 0 Z N"/>
        </draw:custom-shape>
        <draw:custom-shape draw:style-name="box_5f_to_5f_fds_20_EG" xml:id="id13" draw:id="id13" draw:layer="layout" svg:width="4cm" svg:height="1cm" svg:x="13.6cm" svg:y="21cm">
          <text:p>to_fds()</text:p>
          <draw:enhanced-geometry svg:viewBox="0 0 21600 21600" draw:type="rectangle" draw:enhanced-path="M 0 0 L 21600 0 21600 21600 0 21600 0 0 Z N"/>
        </draw:custom-shape>
        <draw:connector draw:style-name="flow_5f_bf_5f_result_20_EG" draw:layer="layout" draw:type="line" svg:x1="12.6cm" svg:y1="21.5cm" svg:x2="13.6cm" svg:y2="21.5cm" draw:start-shape="id12" draw:start-glue-point="1" draw:end-shape="id13" draw:end-glue-point="3" svg:d="m12600 21500h1000" svg:viewBox="0 0 1001 1">
          <text:p/>
        </draw:connector>
        <draw:custom-shape draw:style-name="box_5f_other_20_EG" xml:id="id14" draw:id="id14" draw:layer="layout" svg:width="4cm" svg:height="1cm" svg:x="8.6cm" svg:y="18.6cm">
          <text:p>_get_bf_namelists()</text:p>
          <draw:enhanced-geometry svg:viewBox="0 0 21600 21600" draw:type="rectangle" draw:enhanced-path="M 0 0 L 21600 0 21600 21600 0 21600 0 0 Z N"/>
        </draw:custom-shape>
        <draw:connector draw:style-name="flow_5f_other_20_EG" draw:layer="layout" draw:type="line" svg:x1="12.6cm" svg:y1="19.1cm" svg:x2="13.6cm" svg:y2="21.5cm" draw:start-shape="id14" draw:start-glue-point="1" draw:end-shape="id13" draw:end-glue-point="3" svg:d="m12600 19100 1000 2400" svg:viewBox="0 0 1001 2401">
          <text:p/>
        </draw:connector>
        <draw:g>
          <draw:custom-shape draw:style-name="box_5f_classe_20_EG" draw:layer="layout" svg:width="14.8cm" svg:height="13.8cm" svg:x="25.2cm" svg:y="3cm">
            <text:p>BFNameli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to_5f_fds_20_EG" draw:text-style-name="P1" xml:id="id25" draw:id="id25" draw:layer="layout" svg:width="4cm" svg:height="1cm" svg:x="25.6cm" svg:y="6.4cm">
            <text:p><text:span text:style-name="T1">_to_fds_children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register_20_EG" xml:id="id42" draw:id="id42" draw:layer="layout" svg:width="4cm" svg:height="1cm" svg:x="25.6cm" svg:y="15.4cm">
            <text:p><text:span text:style-name="T2">unregister()</text:span></text:p>
            <draw:enhanced-geometry svg:viewBox="0 0 21600 21600" draw:type="rectangle" draw:enhanced-path="M 0 0 L 21600 0 21600 21600 0 21600 0 0 Z N"/>
          </draw:custom-shape>
          <draw:custom-shape draw:style-name="box_5f_register_20_EG" xml:id="id40" draw:id="id40" draw:layer="layout" svg:width="4cm" svg:height="1cm" svg:x="25.6cm" svg:y="14.2cm">
            <text:p>register()</text:p>
            <draw:enhanced-geometry svg:viewBox="0 0 21600 21600" draw:type="rectangle" draw:enhanced-path="M 0 0 L 21600 0 21600 21600 0 21600 0 0 Z N"/>
          </draw:custom-shape>
          <draw:custom-shape draw:style-name="box_5f_to_5f_fds_20_EG" xml:id="id16" draw:id="id16" draw:layer="layout" svg:width="4cm" svg:height="1cm" svg:x="35.6cm" svg:y="6.4cm">
            <text:p>to_fds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27" draw:id="id27" draw:layer="layout" svg:width="4cm" svg:height="1cm" svg:x="25.6cm" svg:y="11.2cm">
            <text:p>_check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17" draw:id="id17" draw:layer="layout" svg:width="4cm" svg:height="1cm" svg:x="25.6cm" svg:y="9.6cm">
            <text:p>_valu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to_5f_fds_20_EG" xml:id="id15" draw:id="id15" draw:layer="layout" svg:width="4cm" svg:height="1cm" svg:x="25.6cm" svg:y="8cm">
            <text:p>_evaluate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bf_5f_result_20_EG" draw:layer="layout" draw:type="line" svg:x1="29.6cm" svg:y1="8.5cm" svg:x2="35.6cm" svg:y2="6.9cm" draw:start-shape="id15" draw:start-glue-point="1" draw:end-shape="id16" draw:end-glue-point="3" svg:d="m29600 8500 6000-1600" svg:viewBox="0 0 6001 1601">
            <text:p/>
          </draw:connector>
          <draw:connector draw:style-name="flow_5f_other_20_EG" draw:layer="layout" draw:type="line" svg:x1="27.6cm" svg:y1="9.6cm" svg:x2="27.6cm" svg:y2="9cm" draw:start-shape="id17" draw:start-glue-point="0" draw:end-shape="id15" draw:end-glue-point="2" svg:d="m27600 9600v-600" svg:viewBox="0 0 1 601">
            <text:p/>
          </draw:connector>
          <draw:custom-shape draw:style-name="box_5f_other_20_EG" xml:id="id18" draw:id="id18" draw:layer="layout" svg:width="4cm" svg:height="1cm" svg:x="30.6cm" svg:y="4cm">
            <text:p>_format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other_20_EG" draw:layer="layout" draw:type="line" svg:x1="34.6cm" svg:y1="4.5cm" svg:x2="35.6cm" svg:y2="6.9cm" draw:start-shape="id18" draw:start-glue-point="1" draw:end-shape="id16" svg:d="m34600 4500 1000 2400" svg:viewBox="0 0 1001 2401">
            <text:p/>
          </draw:connector>
          <draw:connector draw:style-name="flow_5f_other_20_EG" draw:layer="layout" draw:type="line" svg:x1="34.6cm" svg:y1="5.7cm" svg:x2="35.6cm" svg:y2="6.9cm" draw:start-shape="id19" draw:start-glue-point="1" draw:end-shape="id16" svg:d="m34600 5700 1000 1200" svg:viewBox="0 0 1001 1201">
            <text:p/>
          </draw:connector>
          <draw:custom-shape draw:style-name="box_5f_other_20_EG" xml:id="id19" draw:id="id19" draw:layer="layout" svg:width="4cm" svg:height="1cm" svg:x="30.6cm" svg:y="5.2cm">
            <text:p>_is_exported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0" draw:id="id20" draw:layer="layout" svg:width="4cm" svg:height="1cm" svg:x="30.6cm" svg:y="9.2cm">
            <text:p><text:span text:style-name="T1">_draw_err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3" draw:id="id23" draw:layer="layout" svg:width="4cm" svg:height="1cm" svg:x="30.6cm" svg:y="12.8cm">
            <text:p><text:span text:style-name="T1">_get_layout_export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2" draw:id="id22" draw:layer="layout" svg:width="4cm" svg:height="1cm" svg:x="30.6cm" svg:y="10.4cm">
            <text:p><text:span text:style-name="T1">_draw_bf_params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draw:text-style-name="P1" xml:id="id24" draw:id="id24" draw:layer="layout" svg:width="4cm" svg:height="1cm" svg:x="30.6cm" svg:y="11.6cm">
            <text:p><text:span text:style-name="T1">_draw_extra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ui_20_EG" xml:id="id21" draw:id="id21" draw:layer="layout" svg:width="4cm" svg:height="1cm" svg:x="35.6cm" svg:y="10.4cm">
            <text:p>draw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layout_20_EG" draw:layer="layout" draw:type="line" svg:x1="34.6cm" svg:y1="9.7cm" svg:x2="35.6cm" svg:y2="10.9cm" draw:start-shape="id20" draw:start-glue-point="1" draw:end-shape="id21" svg:d="m34600 9700 1000 1200" svg:viewBox="0 0 1001 1201">
            <text:p/>
          </draw:connector>
          <draw:connector draw:style-name="flow_5f_layout_20_EG" draw:layer="layout" draw:type="line" svg:x1="34.6cm" svg:y1="10.9cm" svg:x2="35.6cm" svg:y2="10.9cm" draw:start-shape="id22" draw:start-glue-point="1" draw:end-shape="id21" svg:d="m34600 10900h1000" svg:viewBox="0 0 1001 1">
            <text:p/>
          </draw:connector>
          <draw:connector draw:style-name="flow_5f_layout_20_EG" draw:layer="layout" draw:type="line" svg:x1="34.6cm" svg:y1="13.3cm" svg:x2="35.6cm" svg:y2="10.9cm" draw:start-shape="id23" draw:end-shape="id21" draw:end-glue-point="3" svg:d="m34600 13300 1000-2400" svg:viewBox="0 0 1001 2401">
            <text:p/>
          </draw:connector>
          <draw:connector draw:style-name="flow_5f_layout_20_EG" draw:layer="layout" draw:type="line" svg:x1="34.6cm" svg:y1="12.1cm" svg:x2="35.6cm" svg:y2="10.9cm" draw:start-shape="id24" draw:start-glue-point="1" draw:end-shape="id21" svg:d="m34600 12100 1000-1200" svg:viewBox="0 0 1001 1201">
            <text:p/>
          </draw:connector>
          <draw:custom-shape draw:style-name="box_5f_ui_20_EG" draw:layer="layout" svg:width="4cm" svg:height="1cm" svg:x="35.6cm" svg:y="11.6cm">
            <text:p>draw_header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bf_5f_result_20_EG" draw:layer="layout" draw:type="line" svg:x1="29.6cm" svg:y1="6.9cm" svg:x2="35.6cm" svg:y2="6.9cm" draw:start-shape="id25" draw:start-glue-point="1" draw:end-shape="id16" draw:end-glue-point="3" svg:d="m29600 6900h6000" svg:viewBox="0 0 6001 1">
            <text:p/>
          </draw:connector>
          <draw:custom-shape draw:style-name="box_5f_other_20_EG" xml:id="id26" draw:id="id26" draw:layer="layout" svg:width="4cm" svg:height="1cm" svg:x="25.6cm" svg:y="12.8cm">
            <text:p>_has_active_ui(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flow_5f_other_20_EG" draw:layer="layout" draw:type="line" svg:x1="29.6cm" svg:y1="13.3cm" svg:x2="30.6cm" svg:y2="13.3cm" draw:start-shape="id26" draw:start-glue-point="1" draw:end-shape="id23" draw:end-glue-point="3" svg:d="m29600 13300h1000" svg:viewBox="0 0 1001 1">
            <text:p/>
          </draw:connector>
          <draw:connector draw:style-name="flow_5f_bf_5f_result_20_EG" draw:layer="layout" draw:type="line" svg:x1="29.6cm" svg:y1="8.5cm" svg:x2="30.6cm" svg:y2="9.7cm" draw:start-shape="id15" draw:end-shape="id20" svg:d="m29600 8500 1000 1200" svg:viewBox="0 0 1001 1201">
            <text:p/>
          </draw:connector>
          <draw:custom-shape draw:style-name="gr1" draw:text-style-name="P2" draw:layer="layout" svg:width="0.8cm" svg:height="0.8cm" svg:x="34.2cm" svg:y="9cm">
            <text:p text:style-name="P2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flow_5f_other_20_EG" draw:layer="layout" draw:type="line" svg:x1="27.6cm" svg:y1="11.2cm" svg:x2="27.6cm" svg:y2="10.6cm" draw:start-shape="id27" draw:start-glue-point="0" draw:end-shape="id17" svg:d="m27600 11200v-600" svg:viewBox="0 0 1 601">
            <text:p/>
          </draw:connector>
        </draw:g>
        <draw:g>
          <draw:custom-shape draw:style-name="box_5f_classe_20_EG" draw:layer="layout" svg:width="14.8cm" svg:height="13.8cm" svg:x="10cm" svg:y="3cm">
            <text:p>BFParam</text:p>
            <draw:enhanced-geometry svg:viewBox="0 0 21600 21600" draw:type="rectangle" draw:enhanced-path="M 0 0 L 21600 0 21600 21600 0 21600 0 0 Z N"/>
          </draw:custom-shape>
          <draw:custom-shape draw:style-name="box_5f_other_20_EG" xml:id="id28" draw:id="id28" draw:layer="layout" svg:width="4cm" svg:height="1cm" svg:x="10.4cm" svg:y="12.8cm">
            <text:p>_has_active_ui()</text:p>
            <draw:enhanced-geometry svg:viewBox="0 0 21600 21600" draw:type="rectangle" draw:enhanced-path="M 0 0 L 21600 0 21600 21600 0 21600 0 0 Z N"/>
          </draw:custom-shape>
          <draw:custom-shape draw:style-name="box_5f_to_5f_fds_20_EG" xml:id="id35" draw:id="id35" draw:layer="layout" svg:width="4cm" svg:height="1cm" svg:x="20.4cm" svg:y="6.4cm">
            <text:p>to_fds()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2" draw:id="id32" draw:layer="layout" svg:width="4cm" svg:height="1cm" svg:x="15.4cm" svg:y="9.2cm">
            <text:p><text:span text:style-name="T1">_draw_error()</text:span>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29" draw:id="id29" draw:layer="layout" svg:width="4cm" svg:height="1cm" svg:x="15.4cm" svg:y="12.8cm">
            <text:p><text:span text:style-name="T1">_get_layout_export()</text:span>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3" draw:id="id33" draw:layer="layout" svg:width="4cm" svg:height="1cm" svg:x="15.4cm" svg:y="10.4cm">
            <text:p><text:span text:style-name="T1">_draw_b_props()</text:span></text:p>
            <draw:enhanced-geometry svg:viewBox="0 0 21600 21600" draw:type="rectangle" draw:enhanced-path="M 0 0 L 21600 0 21600 21600 0 21600 0 0 Z N"/>
          </draw:custom-shape>
          <draw:custom-shape draw:style-name="box_5f_ui_20_EG" draw:text-style-name="P1" xml:id="id30" draw:id="id30" draw:layer="layout" svg:width="4cm" svg:height="1cm" svg:x="15.4cm" svg:y="11.6cm">
            <text:p><text:span text:style-name="T1">_draw_extra()</text:span></text:p>
            <draw:enhanced-geometry svg:viewBox="0 0 21600 21600" draw:type="rectangle" draw:enhanced-path="M 0 0 L 21600 0 21600 21600 0 21600 0 0 Z N"/>
          </draw:custom-shape>
          <draw:custom-shape draw:style-name="box_5f_ui_20_EG" xml:id="id31" draw:id="id31" draw:layer="layout" svg:width="4cm" svg:height="1cm" svg:x="20.4cm" svg:y="10.4cm">
            <text:p>draw()</text:p>
            <draw:enhanced-geometry svg:viewBox="0 0 21600 21600" draw:type="rectangle" draw:enhanced-path="M 0 0 L 21600 0 21600 21600 0 21600 0 0 Z N"/>
          </draw:custom-shape>
          <draw:custom-shape draw:style-name="box_5f_other_20_EG" xml:id="id39" draw:id="id39" draw:layer="layout" svg:width="4cm" svg:height="1cm" svg:x="10.4cm" svg:y="11.2cm">
            <text:p>_check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box_5f_other_20_EG" xml:id="id38" draw:id="id38" draw:layer="layout" svg:width="4cm" svg:height="1cm" svg:x="10.4cm" svg:y="9.6cm">
            <text:p>_value()</text:p>
            <draw:enhanced-geometry svg:viewBox="0 0 21600 21600" draw:type="rectangle" draw:enhanced-path="M 0 0 L 21600 0 21600 21600 0 21600 0 0 Z N"/>
          </draw:custom-shape>
          <draw:custom-shape draw:style-name="box_5f_other_20_EG" xml:id="id36" draw:id="id36" draw:layer="layout" svg:width="4cm" svg:height="1cm" svg:x="15.4cm" svg:y="4cm">
            <text:p>_format()</text:p>
            <draw:enhanced-geometry svg:viewBox="0 0 21600 21600" draw:type="rectangle" draw:enhanced-path="M 0 0 L 21600 0 21600 21600 0 21600 0 0 Z N"/>
          </draw:custom-shape>
          <draw:custom-shape draw:style-name="box_5f_to_5f_fds_20_EG" draw:text-style-name="P1" xml:id="id37" draw:id="id37" draw:layer="layout" svg:width="4cm" svg:height="1cm" svg:x="10.4cm" svg:y="8cm">
            <text:p><text:span text:style-name="T1">_evaluate()</text:span></text:p>
            <draw:enhanced-geometry svg:viewBox="0 0 21600 21600" draw:type="rectangle" draw:enhanced-path="M 0 0 L 21600 0 21600 21600 0 21600 0 0 Z N"/>
          </draw:custom-shape>
          <draw:connector draw:style-name="flow_5f_other_20_EG" draw:layer="layout" draw:type="line" svg:x1="14.4cm" svg:y1="13.3cm" svg:x2="15.4cm" svg:y2="13.3cm" draw:start-shape="id28" draw:start-glue-point="1" draw:end-shape="id29" draw:end-glue-point="3" svg:d="m14400 13300h1000" svg:viewBox="0 0 1001 1">
            <text:p/>
          </draw:connector>
          <draw:connector draw:style-name="flow_5f_layout_20_EG" draw:layer="layout" draw:type="line" svg:x1="19.4cm" svg:y1="12.1cm" svg:x2="20.4cm" svg:y2="10.9cm" draw:start-shape="id30" draw:start-glue-point="1" draw:end-shape="id31" draw:end-glue-point="3" svg:d="m19400 12100 1000-1200" svg:viewBox="0 0 1001 1201">
            <text:p/>
          </draw:connector>
          <draw:connector draw:style-name="flow_5f_layout_20_EG" draw:layer="layout" draw:type="line" svg:x1="19.4cm" svg:y1="9.7cm" svg:x2="20.4cm" svg:y2="10.9cm" draw:start-shape="id32" draw:start-glue-point="1" draw:end-shape="id31" draw:end-glue-point="3" svg:d="m19400 9700 1000 1200" svg:viewBox="0 0 1001 1201">
            <text:p/>
          </draw:connector>
          <draw:connector draw:style-name="flow_5f_layout_20_EG" draw:layer="layout" draw:type="line" svg:x1="19.4cm" svg:y1="10.9cm" svg:x2="20.4cm" svg:y2="10.9cm" draw:start-shape="id33" draw:start-glue-point="1" draw:end-shape="id31" draw:end-glue-point="3" svg:d="m19400 10900h1000" svg:viewBox="0 0 1001 1">
            <text:p/>
          </draw:connector>
          <draw:connector draw:style-name="flow_5f_layout_20_EG" draw:layer="layout" draw:type="line" svg:x1="19.4cm" svg:y1="13.3cm" svg:x2="20.4cm" svg:y2="10.9cm" draw:start-shape="id29" draw:start-glue-point="1" draw:end-shape="id31" draw:end-glue-point="3" svg:d="m19400 13300 1000-2400" svg:viewBox="0 0 1001 2401">
            <text:p/>
          </draw:connector>
          <draw:connector draw:style-name="flow_5f_other_20_EG" draw:layer="layout" draw:type="line" svg:x1="19.4cm" svg:y1="5.7cm" svg:x2="20.4cm" svg:y2="6.9cm" draw:start-shape="id34" draw:start-glue-point="1" draw:end-shape="id35" draw:end-glue-point="3" svg:d="m19400 5700 1000 1200" svg:viewBox="0 0 1001 1201">
            <text:p/>
          </draw:connector>
          <draw:connector draw:style-name="flow_5f_other_20_EG" draw:layer="layout" draw:type="line" svg:x1="19.4cm" svg:y1="4.5cm" svg:x2="20.4cm" svg:y2="6.9cm" draw:start-shape="id36" draw:end-shape="id35" svg:d="m19400 4500 1000 2400" svg:viewBox="0 0 1001 2401">
            <text:p/>
          </draw:connector>
          <draw:connector draw:style-name="flow_5f_bf_5f_result_20_EG" draw:layer="layout" draw:type="line" svg:x1="14.4cm" svg:y1="8.5cm" svg:x2="20.4cm" svg:y2="6.9cm" draw:start-shape="id37" draw:start-glue-point="1" draw:end-shape="id35" draw:end-glue-point="3" svg:d="m14400 8500 6000-1600" svg:viewBox="0 0 6001 1601">
            <text:p/>
          </draw:connector>
          <draw:connector draw:style-name="flow_5f_other_20_EG" draw:layer="layout" draw:type="line" svg:x1="12.4cm" svg:y1="9.6cm" svg:x2="12.4cm" svg:y2="9cm" draw:start-shape="id38" draw:start-glue-point="0" draw:end-shape="id37" draw:end-glue-point="2" svg:d="m12400 9600v-600" svg:viewBox="0 0 1 601">
            <text:p/>
          </draw:connector>
          <draw:connector draw:style-name="flow_5f_other_20_EG" draw:layer="layout" draw:type="line" svg:x1="12.4cm" svg:y1="11.2cm" svg:x2="12.4cm" svg:y2="10.6cm" draw:start-shape="id39" draw:end-shape="id38" draw:end-glue-point="2" svg:d="m12400 11200v-600" svg:viewBox="0 0 1 601">
            <text:p/>
          </draw:connector>
          <draw:connector draw:style-name="flow_5f_bf_5f_result_20_EG" draw:layer="layout" draw:type="line" svg:x1="14.4cm" svg:y1="8.5cm" svg:x2="15.4cm" svg:y2="9.7cm" draw:start-shape="id37" draw:start-glue-point="1" draw:end-shape="id32" draw:end-glue-point="3" svg:d="m14400 8500 1000 1200" svg:viewBox="0 0 1001 1201">
            <text:p/>
          </draw:connector>
          <draw:custom-shape draw:style-name="box_5f_other_20_EG" xml:id="id34" draw:id="id34" draw:layer="layout" svg:width="4cm" svg:height="1cm" svg:x="15.4cm" svg:y="5.2cm">
            <text:p>_is_exported()</text:p>
            <draw:enhanced-geometry svg:viewBox="0 0 21600 21600" draw:type="rectangle" draw:enhanced-path="M 0 0 L 21600 0 21600 21600 0 21600 0 0 Z N"/>
          </draw:custom-shape>
          <draw:custom-shape draw:style-name="box_5f_register_20_EG" xml:id="id43" draw:id="id43" draw:layer="layout" svg:width="4cm" svg:height="1cm" svg:x="10.4cm" svg:y="15.4cm">
            <text:p>unregister()</text:p>
            <draw:enhanced-geometry svg:viewBox="0 0 21600 21600" draw:type="rectangle" draw:enhanced-path="M 0 0 L 21600 0 21600 21600 0 21600 0 0 Z N"/>
          </draw:custom-shape>
          <draw:custom-shape draw:style-name="box_5f_register_20_EG" xml:id="id41" draw:id="id41" draw:layer="layout" svg:width="4cm" svg:height="1cm" svg:x="10.4cm" svg:y="14.2cm">
            <text:p>register()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0.8cm" svg:height="0.8cm" svg:x="19cm" svg:y="9cm">
            <text:p text:style-name="P2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box_5f_classe_20_EG" draw:layer="layout" svg:width="4.8cm" svg:height="13.8cm" svg:x="4.8cm" svg:y="3cm">
            <text:p>BProp</text:p>
            <draw:enhanced-geometry svg:viewBox="0 0 21600 21600" draw:type="rectangle" draw:enhanced-path="M 0 0 L 21600 0 21600 21600 0 21600 0 0 Z N"/>
          </draw:custom-shape>
          <draw:custom-shape draw:style-name="box_5f_other_20_EG" xml:id="id44" draw:id="id44" draw:layer="layout" svg:width="4cm" svg:height="1cm" svg:x="5.2cm" svg:y="9.6cm">
            <text:p>value()</text:p>
            <draw:enhanced-geometry svg:viewBox="0 0 21600 21600" draw:type="rectangle" draw:enhanced-path="M 0 0 L 21600 0 21600 21600 0 21600 0 0 Z N"/>
          </draw:custom-shape>
          <draw:custom-shape draw:style-name="box_5f_register_20_EG" xml:id="id46" draw:id="id46" draw:layer="layout" svg:width="4cm" svg:height="1cm" svg:x="5.2cm" svg:y="15.4cm">
            <text:p>unregister()</text:p>
            <draw:enhanced-geometry svg:viewBox="0 0 21600 21600" draw:type="rectangle" draw:enhanced-path="M 0 0 L 21600 0 21600 21600 0 21600 0 0 Z N"/>
          </draw:custom-shape>
          <draw:custom-shape draw:style-name="box_5f_register_20_EG" xml:id="id45" draw:id="id45" draw:layer="layout" svg:width="4cm" svg:height="1cm" svg:x="5.2cm" svg:y="14.2cm">
            <text:p>register()</text:p>
            <draw:enhanced-geometry svg:viewBox="0 0 21600 21600" draw:type="rectangle" draw:enhanced-path="M 0 0 L 21600 0 21600 21600 0 21600 0 0 Z N"/>
          </draw:custom-shape>
        </draw:g>
        <draw:connector draw:style-name="flow_5f_other_20_EG" draw:layer="layout" draw:type="lines" svg:x1="25.6cm" svg:y1="14.7cm" svg:x2="14.4cm" svg:y2="14.7cm" draw:start-shape="id40" draw:start-glue-point="3" draw:end-shape="id41" draw:end-glue-point="1" svg:d="m25600 14700h-510-10180-510" svg:viewBox="0 0 11201 1">
          <text:p/>
        </draw:connector>
        <draw:connector draw:style-name="flow_5f_other_20_EG" draw:layer="layout" draw:type="lines" svg:x1="25.6cm" svg:y1="15.9cm" svg:x2="14.4cm" svg:y2="15.9cm" draw:start-shape="id42" draw:start-glue-point="3" draw:end-shape="id43" draw:end-glue-point="1" svg:d="m25600 15900h-510-10180-510" svg:viewBox="0 0 11201 1">
          <text:p/>
        </draw:connector>
        <draw:connector draw:style-name="flow_5f_other_20_EG" draw:layer="layout" draw:type="line" svg:x1="9.2cm" svg:y1="10.1cm" svg:x2="10.4cm" svg:y2="10.1cm" draw:start-shape="id44" draw:start-glue-point="1" draw:end-shape="id38" draw:end-glue-point="3" svg:d="m9200 10100h1200" svg:viewBox="0 0 1201 1">
          <text:p/>
        </draw:connector>
        <draw:connector draw:style-name="flow_5f_bf_5f_result_20_EG" draw:layer="layout" draw:type="line" svg:x1="24.4cm" svg:y1="6.9cm" svg:x2="25.6cm" svg:y2="6.9cm" draw:start-shape="id35" draw:start-glue-point="1" draw:end-shape="id25" draw:end-glue-point="3" svg:d="m24400 6900h1200" svg:viewBox="0 0 1201 1">
          <text:p/>
        </draw:connector>
        <draw:connector draw:style-name="flow_5f_bf_5f_result_20_EG" draw:layer="layout" draw:type="line" svg:x1="27.8cm" svg:y1="21.5cm" svg:x2="29cm" svg:y2="21.5cm" draw:start-shape="id8" draw:start-glue-point="1" draw:end-shape="id5" svg:d="m27800 21500h1200" svg:viewBox="0 0 1201 1">
          <text:p/>
        </draw:connector>
        <draw:connector draw:style-name="flow_5f_layout_20_EG" draw:layer="layout" draw:type="line" svg:x1="24.4cm" svg:y1="10.9cm" svg:x2="30.6cm" svg:y2="10.9cm" draw:start-shape="id31" draw:start-glue-point="1" draw:end-shape="id22" svg:d="m24400 10900h6200" svg:viewBox="0 0 6201 1">
          <text:p/>
        </draw:connector>
        <draw:connector draw:style-name="flow_5f_bf_5f_result_20_EG" draw:layer="layout" draw:type="line" svg:x1="17.6cm" svg:y1="21.5cm" svg:x2="18.8cm" svg:y2="21.5cm" draw:start-shape="id13" draw:start-glue-point="1" draw:end-shape="id11" svg:d="m17600 21500h1200" svg:viewBox="0 0 1201 1">
          <text:p/>
        </draw:connector>
        <draw:connector draw:style-name="flow_5f_other_20_EG" draw:layer="layout" draw:type="lines" svg:x1="10.4cm" svg:y1="14.7cm" svg:x2="9.2cm" svg:y2="14.7cm" draw:start-shape="id41" draw:start-glue-point="3" draw:end-shape="id45" draw:end-glue-point="1" svg:d="m10400 14700h-510-180-510" svg:viewBox="0 0 1201 1">
          <text:p/>
        </draw:connector>
        <draw:connector draw:style-name="flow_5f_other_20_EG" draw:layer="layout" draw:type="lines" svg:x1="10.4cm" svg:y1="15.9cm" svg:x2="9.2cm" svg:y2="15.9cm" draw:start-shape="id43" draw:start-glue-point="3" draw:end-shape="id46" draw:end-glue-point="1" svg:d="m10400 15900h-510-180-510" svg:viewBox="0 0 1201 1">
          <text:p/>
        </draw:connector>
        <draw:connector draw:style-name="gr2" draw:layer="layout" draw:type="line" svg:x1="39.6cm" svg:y1="6.9cm" svg:x2="40.8cm" svg:y2="7.4cm" draw:start-shape="id16" draw:start-glue-point="1" draw:end-shape="id47" draw:end-glue-point="0" svg:d="m39600 6900 1200 500" svg:viewBox="0 0 1201 501">
          <text:p/>
        </draw:connector>
        <draw:connector draw:style-name="flow_5f_bf_5f_result_20_EG" draw:layer="layout" draw:type="line" svg:x1="7.4cm" svg:y1="21cm" svg:x2="8.6cm" svg:y2="21.5cm" draw:start-shape="id48" draw:start-glue-point="2" draw:end-shape="id12" svg:d="m7400 21000 1200 500" svg:viewBox="0 0 1201 501">
          <text:p/>
        </draw:connector>
        <draw:line draw:style-name="gr2" draw:layer="layout" svg:x1="7.4cm" svg:y1="17.2cm" svg:x2="40.8cm" svg:y2="17.2cm">
          <text:p/>
        </draw:line>
        <draw:line draw:style-name="gr2" xml:id="id47" draw:id="id47" draw:layer="layout" svg:x1="40.8cm" svg:y1="7.4cm" svg:x2="40.8cm" svg:y2="17.2cm">
          <text:p/>
        </draw:line>
        <draw:line draw:style-name="gr2" xml:id="id48" draw:id="id48" draw:layer="layout" svg:x1="7.4cm" svg:y1="17.2cm" svg:x2="7.4cm" svg:y2="21cm">
          <text:p/>
        </draw:line>
        <draw:g>
          <draw:custom-shape draw:style-name="box_5f_classe_20_EG" draw:layer="layout" svg:width="3.8cm" svg:height="4.5cm" svg:x="1cm" svg:y="24.2cm">
            <text:p>Class</text:p>
            <draw:enhanced-geometry svg:viewBox="0 0 21600 21600" draw:type="rectangle" draw:enhanced-path="M 0 0 L 21600 0 21600 21600 0 21600 0 0 Z N"/>
          </draw:custom-shape>
          <draw:connector draw:style-name="flow_5f_layout_20_EG" draw:layer="layout" draw:type="line" svg:x1="10.422cm" svg:y1="26.8cm" svg:x2="11.622cm" svg:y2="26.8cm" svg:d="m10422 26800h1200" svg:viewBox="0 0 1201 1">
            <text:p/>
          </draw:connector>
          <draw:connector draw:style-name="flow_5f_other_20_EG" draw:layer="layout" draw:type="line" svg:x1="10.422cm" svg:y1="28cm" svg:x2="11.622cm" svg:y2="28cm" svg:d="m10422 28000h1200" svg:viewBox="0 0 1201 1">
            <text:p/>
          </draw:connector>
          <draw:connector draw:style-name="flow_5f_bf_5f_result_20_EG" draw:layer="layout" draw:type="line" svg:x1="10.422cm" svg:y1="25.6cm" svg:x2="11.622cm" svg:y2="25.6cm" svg:d="m10422 25600h1200" svg:viewBox="0 0 1201 1">
            <text:p/>
          </draw:connector>
          <draw:custom-shape draw:style-name="gr1" draw:text-style-name="P2" draw:layer="layout" svg:width="0.8cm" svg:height="0.8cm" svg:x="16.922cm" svg:y="25.201cm">
            <text:p text:style-name="P2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box_5f_other_20_EG" draw:layer="layout" svg:width="3cm" svg:height="1cm" svg:x="1.4cm" svg:y="27.4cm">
            <text:p>method()</text:p>
            <draw:enhanced-geometry svg:viewBox="0 0 21600 21600" draw:type="rectangle" draw:enhanced-path="M 0 0 L 21600 0 21600 21600 0 21600 0 0 Z N"/>
          </draw:custom-shape>
          <draw:custom-shape draw:style-name="box_5f_ui_20_EG" draw:layer="layout" svg:width="3cm" svg:height="1cm" svg:x="1.39cm" svg:y="26.2cm">
            <text:p>method()</text:p>
            <draw:enhanced-geometry svg:viewBox="0 0 21600 21600" draw:type="rectangle" draw:enhanced-path="M 0 0 L 21600 0 21600 21600 0 21600 0 0 Z N"/>
          </draw:custom-shape>
          <draw:custom-shape draw:style-name="box_5f_to_5f_fds_20_EG" draw:layer="layout" svg:width="3cm" svg:height="1cm" svg:x="1.4cm" svg:y="25cm">
            <text:p>method()</text:p>
            <draw:enhanced-geometry svg:viewBox="0 0 21600 21600" draw:type="rectangle" draw:enhanced-path="M 0 0 L 21600 0 21600 21600 0 21600 0 0 Z N"/>
          </draw:custom-shape>
          <draw:frame draw:style-name="gr3" draw:layer="layout" svg:width="3.266cm" svg:height="0.725cm" svg:x="5cm" svg:y="25.2cm">
            <draw:text-box>
              <text:p>Data exporting</text:p>
            </draw:text-box>
          </draw:frame>
          <draw:frame draw:style-name="gr3" draw:layer="layout" svg:width="4.748cm" svg:height="0.725cm" svg:x="5cm" svg:y="26.4cm">
            <draw:text-box>
              <text:p>User interface drawing</text:p>
            </draw:text-box>
          </draw:frame>
          <draw:frame draw:style-name="gr3" draw:layer="layout" svg:width="3.851cm" svg:height="0.725cm" svg:x="5cm" svg:y="27.6cm">
            <draw:text-box>
              <text:p>Auxiliary methods</text:p>
            </draw:text-box>
          </draw:frame>
          <draw:frame draw:style-name="gr3" draw:layer="layout" svg:width="3.118cm" svg:height="0.725cm" svg:x="11.908cm" svg:y="25.201cm">
            <draw:text-box>
              <text:p>BFResult flow</text:p>
            </draw:text-box>
          </draw:frame>
          <draw:frame draw:style-name="gr3" draw:layer="layout" svg:width="4.092cm" svg:height="0.725cm" svg:x="11.908cm" svg:y="26.401cm">
            <draw:text-box>
              <text:p>Blender layout flow</text:p>
            </draw:text-box>
          </draw:frame>
          <draw:frame draw:style-name="gr3" draw:layer="layout" svg:width="2.648cm" svg:height="0.725cm" svg:x="11.908cm" svg:y="27.601cm">
            <draw:text-box>
              <text:p>Other flows</text:p>
            </draw:text-box>
          </draw:frame>
          <draw:frame draw:style-name="gr4" draw:layer="layout" svg:width="9.574cm" svg:height="0.725cm" svg:x="18.004cm" svg:y="25.201cm">
            <draw:text-box>
              <text:p text:style-name="P3">Intercept BFError exceptions and manage them.</text:p>
            </draw:text-box>
          </draw:frame>
          <draw:custom-shape draw:style-name="gr5" draw:text-style-name="P2" draw:layer="layout" svg:width="0.8cm" svg:height="0.8cm" svg:x="16.922cm" svg:y="26.401cm">
            <text:p text:style-name="P2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8.596cm" svg:height="1.199cm" svg:x="18.004cm" svg:y="26.401cm">
            <draw:text-box>
              <text:p text:style-name="P3">Intercept BFError exceptions from children,<text:line-break/>pile them and raise again</text:p>
            </draw:text-box>
          </draw:frame>
        </draw:g>
        <draw:custom-shape draw:style-name="gr5" draw:text-style-name="P2" draw:layer="layout" svg:width="0.8cm" svg:height="0.8cm" svg:x="29.2cm" svg:y="6.2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12.2cm" svg:y="20.8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22.4cm" svg:y="20.8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8cm" svg:height="0.8cm" svg:x="32.6cm" svg:y="20.8cm">
          <text:p text:style-name="P2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40cm" svg:height="1.669cm" svg:x="1cm" svg:y="0.866cm">
          <draw:text-box>
            <text:p>BlenderFDS development documentation<text:line-break/><text:span text:style-name="T3">bf_types.py main classes, methods, interactions, and exception management</text:span></text:p>
          </draw:text-box>
        </draw:frame>
        <draw:frame draw:style-name="gr3" draw:layer="layout" svg:width="5.887cm" svg:height="0.725cm" svg:x="35.2cm" svg:y="27.975cm">
          <draw:text-box>
            <text:p>2013-04-02, Emanuele Gissi</text:p>
          </draw:text-box>
        </draw:frame>
      </draw:page>
      <draw:page draw:name="page2" draw:style-name="dp1" draw:master-page-name="Default">
        <draw:custom-shape draw:style-name="box_5f_register_20_EG" xml:id="id49" draw:id="id49" draw:layer="layout" svg:width="4cm" svg:height="1cm" svg:x="6.8cm" svg:y="9.2cm">
          <text:p>_init_.py</text:p>
          <draw:enhanced-geometry svg:viewBox="0 0 21600 21600" draw:type="rectangle" draw:enhanced-path="M 0 0 L 21600 0 21600 21600 0 21600 0 0 Z N"/>
        </draw:custom-shape>
        <draw:custom-shape draw:style-name="box_5f_other_20_EG" xml:id="id51" draw:id="id51" draw:layer="layout" svg:width="4cm" svg:height="1cm" svg:x="20.8cm" svg:y="10.8cm">
          <text:p>bf_operators.py</text:p>
          <draw:enhanced-geometry svg:viewBox="0 0 21600 21600" draw:type="rectangle" draw:enhanced-path="M 0 0 L 21600 0 21600 21600 0 21600 0 0 Z N"/>
        </draw:custom-shape>
        <draw:custom-shape draw:style-name="box_5f_ui_20_EG" xml:id="id53" draw:id="id53" draw:layer="layout" svg:width="4cm" svg:height="1cm" svg:x="13.8cm" svg:y="13.2cm">
          <text:p>bf_handlers.py</text:p>
          <draw:enhanced-geometry svg:viewBox="0 0 21600 21600" draw:type="rectangle" draw:enhanced-path="M 0 0 L 21600 0 21600 21600 0 21600 0 0 Z N"/>
        </draw:custom-shape>
        <draw:custom-shape draw:style-name="box_5f_ui_20_EG" xml:id="id50" draw:id="id50" draw:layer="layout" svg:width="4cm" svg:height="1cm" svg:x="13.8cm" svg:y="6.2cm">
          <text:p>bf_ui.py</text:p>
          <draw:enhanced-geometry svg:viewBox="0 0 21600 21600" draw:type="rectangle" draw:enhanced-path="M 0 0 L 21600 0 21600 21600 0 21600 0 0 Z N"/>
        </draw:custom-shape>
        <draw:custom-shape draw:style-name="box_5f_other_20_EG" xml:id="id59" draw:id="id59" draw:layer="layout" svg:width="4cm" svg:height="1cm" svg:x="27.8cm" svg:y="14.2cm">
          <text:p>bf_config.py</text:p>
          <draw:enhanced-geometry svg:viewBox="0 0 21600 21600" draw:type="rectangle" draw:enhanced-path="M 0 0 L 21600 0 21600 21600 0 21600 0 0 Z N"/>
        </draw:custom-shape>
        <draw:custom-shape draw:style-name="box_5f_to_5f_fds_20_EG" xml:id="id52" draw:id="id52" draw:layer="layout" svg:width="4cm" svg:height="1cm" svg:x="13.8cm" svg:y="7.6cm">
          <text:p>bf_export.py</text:p>
          <draw:enhanced-geometry svg:viewBox="0 0 21600 21600" draw:type="rectangle" draw:enhanced-path="M 0 0 L 21600 0 21600 21600 0 21600 0 0 Z N"/>
        </draw:custom-shape>
        <draw:custom-shape draw:style-name="box_5f_to_5f_fds_20_EG" xml:id="id60" draw:id="id60" draw:layer="layout" svg:width="4cm" svg:height="1cm" svg:x="27.8cm" svg:y="9.2cm">
          <text:p>bf_format.py</text:p>
          <draw:enhanced-geometry svg:viewBox="0 0 21600 21600" draw:type="rectangle" draw:enhanced-path="M 0 0 L 21600 0 21600 21600 0 21600 0 0 Z N"/>
        </draw:custom-shape>
        <draw:custom-shape draw:style-name="box_5f_to_5f_fds_20_EG" xml:id="id57" draw:id="id57" draw:layer="layout" svg:width="4cm" svg:height="1cm" svg:x="27.8cm" svg:y="11.6cm">
          <text:p>bf_geometry.py</text:p>
          <draw:enhanced-geometry svg:viewBox="0 0 21600 21600" draw:type="rectangle" draw:enhanced-path="M 0 0 L 21600 0 21600 21600 0 21600 0 0 Z N"/>
        </draw:custom-shape>
        <draw:custom-shape draw:style-name="box_5f_other_20_EG" xml:id="id54" draw:id="id54" draw:layer="layout" svg:width="4cm" svg:height="1cm" svg:x="13.8cm" svg:y="11.8cm">
          <text:p>bf_objects.py</text:p>
          <draw:enhanced-geometry svg:viewBox="0 0 21600 21600" draw:type="rectangle" draw:enhanced-path="M 0 0 L 21600 0 21600 21600 0 21600 0 0 Z N"/>
        </draw:custom-shape>
        <draw:custom-shape draw:style-name="box_5f_ui_20_EG" xml:id="id56" draw:id="id56" draw:layer="layout" svg:width="4cm" svg:height="1cm" svg:x="27.8cm" svg:y="7.6cm">
          <text:p>bf_osd.py</text:p>
          <draw:enhanced-geometry svg:viewBox="0 0 21600 21600" draw:type="rectangle" draw:enhanced-path="M 0 0 L 21600 0 21600 21600 0 21600 0 0 Z N"/>
        </draw:custom-shape>
        <draw:custom-shape draw:style-name="box_5f_other_20_EG" xml:id="id55" draw:id="id55" draw:layer="layout" svg:width="4cm" svg:height="1cm" svg:x="20.8cm" svg:y="9.2cm">
          <text:p>bf_types.py</text:p>
          <draw:enhanced-geometry svg:viewBox="0 0 21600 21600" draw:type="rectangle" draw:enhanced-path="M 0 0 L 21600 0 21600 21600 0 21600 0 0 Z N"/>
        </draw:custom-shape>
        <draw:custom-shape draw:style-name="box_5f_other_20_EG" xml:id="id58" draw:id="id58" draw:layer="layout" svg:width="4cm" svg:height="1cm" svg:x="27.8cm" svg:y="5.2cm">
          <text:p>bf_basic_types.py</text:p>
          <draw:enhanced-geometry svg:viewBox="0 0 21600 21600" draw:type="rectangle" draw:enhanced-path="M 0 0 L 21600 0 21600 21600 0 21600 0 0 Z N"/>
        </draw:custom-shape>
        <draw:frame draw:style-name="gr6" draw:layer="layout" svg:width="40cm" svg:height="1.669cm" svg:x="1cm" svg:y="0.867cm">
          <draw:text-box>
            <text:p>BlenderFDS development documentation<text:line-break/><text:span text:style-name="T3">BlenderFDS module dependency graph</text:span></text:p>
          </draw:text-box>
        </draw:frame>
        <draw:frame draw:style-name="gr3" draw:layer="layout" svg:width="5.887cm" svg:height="0.725cm" svg:x="35.201cm" svg:y="27.976cm">
          <draw:text-box>
            <text:p>2013-04-02, Emanuele Gissi</text:p>
          </draw:text-box>
        </draw:frame>
        <draw:connector draw:style-name="flow_5f_other_20_EG" draw:layer="layout" draw:type="line" svg:x1="10.8cm" svg:y1="9.7cm" svg:x2="13.8cm" svg:y2="6.7cm" draw:start-shape="id49" draw:start-glue-point="1" draw:end-shape="id50" draw:end-glue-point="3" svg:d="m10800 9700 3000-3000" svg:viewBox="0 0 3001 3001">
          <text:p/>
        </draw:connector>
        <draw:connector draw:style-name="flow_5f_other_20_EG" draw:layer="layout" draw:type="line" svg:x1="10.8cm" svg:y1="9.7cm" svg:x2="20.8cm" svg:y2="11.3cm" draw:start-shape="id49" draw:end-shape="id51" svg:d="m10800 9700 10000 1600" svg:viewBox="0 0 10001 1601">
          <text:p/>
        </draw:connector>
        <draw:connector draw:style-name="flow_5f_other_20_EG" draw:layer="layout" draw:type="line" svg:x1="10.8cm" svg:y1="9.7cm" svg:x2="13.8cm" svg:y2="8.1cm" draw:start-shape="id49" draw:end-shape="id52" svg:d="m10800 9700 3000-1600" svg:viewBox="0 0 3001 1601">
          <text:p/>
        </draw:connector>
        <draw:connector draw:style-name="flow_5f_other_20_EG" draw:layer="layout" draw:type="line" svg:x1="10.8cm" svg:y1="9.7cm" svg:x2="13.8cm" svg:y2="13.7cm" draw:start-shape="id49" draw:end-shape="id53" svg:d="m10800 9700 3000 4000" svg:viewBox="0 0 3001 4001">
          <text:p/>
        </draw:connector>
        <draw:connector draw:style-name="flow_5f_other_20_EG" draw:layer="layout" draw:type="line" svg:x1="10.8cm" svg:y1="9.7cm" svg:x2="13.8cm" svg:y2="12.3cm" draw:start-shape="id49" draw:start-glue-point="1" draw:end-shape="id54" svg:d="m10800 9700 3000 2600" svg:viewBox="0 0 3001 2601">
          <text:p/>
        </draw:connector>
        <draw:connector draw:style-name="flow_5f_other_20_EG" draw:layer="layout" draw:type="line" svg:x1="10.8cm" svg:y1="9.7cm" svg:x2="20.8cm" svg:y2="9.7cm" draw:start-shape="id49" draw:start-glue-point="1" draw:end-shape="id55" svg:d="m10800 9700h10000" svg:viewBox="0 0 10001 1">
          <text:p/>
        </draw:connector>
        <draw:connector draw:style-name="flow_5f_other_20_EG" draw:layer="layout" draw:type="line" svg:x1="24.8cm" svg:y1="11.3cm" svg:x2="27.8cm" svg:y2="8.1cm" draw:start-shape="id51" draw:end-shape="id56" svg:d="m24800 11300 3000-3200" svg:viewBox="0 0 3001 3201">
          <text:p/>
        </draw:connector>
        <draw:connector draw:style-name="flow_5f_other_20_EG" draw:layer="layout" draw:type="line" svg:x1="24.8cm" svg:y1="11.3cm" svg:x2="27.8cm" svg:y2="12.1cm" draw:start-shape="id51" draw:end-shape="id57" svg:d="m24800 11300 3000 800" svg:viewBox="0 0 3001 801">
          <text:p/>
        </draw:connector>
        <draw:connector draw:style-name="flow_5f_other_20_EG" draw:layer="layout" draw:type="line" svg:x1="17.8cm" svg:y1="8.1cm" svg:x2="27.8cm" svg:y2="5.7cm" draw:start-shape="id52" draw:start-glue-point="1" draw:end-shape="id58" svg:d="m17800 8100 10000-2400" svg:viewBox="0 0 10001 2401">
          <text:p/>
        </draw:connector>
        <draw:connector draw:style-name="gr7" draw:text-style-name="P2" draw:layer="layout" draw:type="line" svg:x1="29.8cm" svg:y1="5.2cm" svg:x2="29.8cm" svg:y2="5.2cm" draw:start-shape="id58" draw:end-shape="id58" draw:end-glue-point="0" svg:d="m29800 5200" svg:viewBox="0 0 1 1">
          <text:p/>
        </draw:connector>
        <draw:connector draw:style-name="flow_5f_other_20_EG" draw:layer="layout" draw:type="line" svg:x1="17.8cm" svg:y1="8.1cm" svg:x2="20.8cm" svg:y2="9.7cm" draw:start-shape="id52" draw:end-shape="id55" draw:end-glue-point="3" svg:d="m17800 8100 3000 1600" svg:viewBox="0 0 3001 1601">
          <text:p/>
        </draw:connector>
        <draw:connector draw:style-name="flow_5f_other_20_EG" draw:layer="layout" draw:type="line" svg:x1="17.8cm" svg:y1="8.1cm" svg:x2="27.8cm" svg:y2="8.1cm" draw:start-shape="id52" draw:end-shape="id56" svg:d="m17800 8100h10000" svg:viewBox="0 0 10001 1">
          <text:p/>
        </draw:connector>
        <draw:connector draw:style-name="flow_5f_other_20_EG" draw:layer="layout" draw:type="line" svg:x1="17.8cm" svg:y1="6.7cm" svg:x2="20.8cm" svg:y2="9.7cm" draw:start-shape="id50" draw:end-shape="id55" draw:end-glue-point="3" svg:d="m17800 6700 3000 3000" svg:viewBox="0 0 3001 3001">
          <text:p/>
        </draw:connector>
        <draw:connector draw:style-name="flow_5f_other_20_EG" draw:layer="layout" draw:type="line" svg:x1="17.8cm" svg:y1="13.7cm" svg:x2="27.8cm" svg:y2="14.7cm" draw:start-shape="id53" draw:end-shape="id59" svg:d="m17800 13700 10000 1000" svg:viewBox="0 0 10001 1001">
          <text:p/>
        </draw:connector>
        <draw:connector draw:style-name="flow_5f_other_20_EG" draw:layer="layout" draw:type="line" svg:x1="17.8cm" svg:y1="12.3cm" svg:x2="20.8cm" svg:y2="9.7cm" draw:start-shape="id54" draw:end-shape="id55" svg:d="m17800 12300 3000-2600" svg:viewBox="0 0 3001 2601">
          <text:p/>
        </draw:connector>
        <draw:connector draw:style-name="flow_5f_other_20_EG" draw:layer="layout" draw:type="line" svg:x1="17.8cm" svg:y1="12.3cm" svg:x2="20.8cm" svg:y2="11.3cm" draw:start-shape="id54" draw:end-shape="id51" svg:d="m17800 12300 3000-1000" svg:viewBox="0 0 3001 1001">
          <text:p/>
        </draw:connector>
        <draw:connector draw:style-name="flow_5f_other_20_EG" draw:layer="layout" draw:type="line" svg:x1="17.8cm" svg:y1="12.3cm" svg:x2="27.8cm" svg:y2="12.1cm" draw:start-shape="id54" draw:end-shape="id57" svg:d="m17800 12300 10000-200" svg:viewBox="0 0 10001 201">
          <text:p/>
        </draw:connector>
        <draw:connector draw:style-name="flow_5f_other_20_EG" draw:layer="layout" draw:type="line" svg:x1="24.8cm" svg:y1="9.7cm" svg:x2="27.8cm" svg:y2="5.7cm" draw:start-shape="id55" draw:end-shape="id58" svg:d="m24800 9700 3000-4000" svg:viewBox="0 0 3001 4001">
          <text:p/>
        </draw:connector>
        <draw:connector draw:style-name="flow_5f_other_20_EG" draw:layer="layout" draw:type="line" svg:x1="24.8cm" svg:y1="9.7cm" svg:x2="27.8cm" svg:y2="9.7cm" draw:start-shape="id55" draw:start-glue-point="1" draw:end-shape="id60" svg:d="m24800 9700h3000" svg:viewBox="0 0 3001 1">
          <text:p/>
        </draw:connector>
        <draw:connector draw:style-name="flow_5f_other_20_EG" draw:layer="layout" draw:type="line" svg:x1="24.8cm" svg:y1="9.7cm" svg:x2="27.8cm" svg:y2="14.7cm" draw:start-shape="id55" draw:end-shape="id59" svg:d="m24800 9700 3000 5000" svg:viewBox="0 0 3001 5001">
          <text:p/>
        </draw:connector>
        <draw:connector draw:style-name="flow_5f_other_20_EG" draw:layer="layout" draw:type="line" svg:x1="24.8cm" svg:y1="9.7cm" svg:x2="27.8cm" svg:y2="12.1cm" draw:start-shape="id55" draw:end-shape="id57" svg:d="m24800 9700 3000 2400" svg:viewBox="0 0 3001 2401">
          <text:p/>
        </draw:connector>
        <draw:connector draw:style-name="flow_5f_other_20_EG" draw:layer="layout" draw:type="line" svg:x1="24.8cm" svg:y1="9.7cm" svg:x2="27.8cm" svg:y2="8.1cm" draw:start-shape="id55" draw:end-shape="id56" svg:d="m24800 9700 3000-1600" svg:viewBox="0 0 3001 1601">
          <text:p/>
        </draw:connector>
        <draw:connector draw:style-name="flow_5f_other_20_EG" draw:layer="layout" draw:type="line" svg:x1="17.8cm" svg:y1="12.3cm" svg:x2="27.8cm" svg:y2="14.7cm" draw:start-shape="id54" draw:end-shape="id59" svg:d="m17800 12300 10000 2400" svg:viewBox="0 0 1000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cm" svg:stroke-color="#000000" draw:marker-start-width="0.24cm" draw:marker-start-center="false" draw:marker-end-width="0.24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_5f_classe_20_EG" style:display-name="box_classe EG" style:family="graphic" style:parent-style-name="standard">
      <style:graphic-properties draw:textarea-horizontal-align="justify" draw:textarea-vertical-align="top" draw:auto-grow-height="false"/>
      <style:paragraph-properties fo:text-align="center"/>
      <style:text-properties fo:font-size="14pt" fo:font-weight="bold" style:font-size-asian="18pt" style:font-size-complex="18pt"/>
    </style:style>
    <style:style style:name="box_5f_to_5f_fds_20_EG" style:display-name="box_to_fds EG" style:family="graphic" style:parent-style-name="standard">
      <style:graphic-properties draw:fill="solid" draw:fill-color="#aecf00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box_5f_ui_20_EG" style:display-name="box_ui EG" style:family="graphic" style:parent-style-name="standard">
      <style:graphic-properties draw:fill="solid" draw:fill-color="#ffd320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box_5f_other_20_EG" style:display-name="box_other EG" style:family="graphic" style:parent-style-name="box_5f_to_5f_fds_20_EG">
      <style:graphic-properties draw:fill="solid" draw:fill-color="#ffffff" draw:fill-image-width="0cm" draw:fill-image-height="0cm"/>
      <style:text-properties fo:font-weight="normal" style:font-size-asian="18pt" style:font-size-complex="18pt"/>
    </style:style>
    <style:style style:name="box_5f_register_20_EG" style:display-name="box_register EG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/>
      <style:paragraph-properties fo:text-align="center"/>
      <style:text-properties fo:font-weight="bold" style:font-weight-asian="bold" style:font-weight-complex="bold"/>
    </style:style>
    <style:style style:name="flow_5f_bf_5f_result_20_EG" style:display-name="flow_bf_result EG" style:family="graphic" style:parent-style-name="objectwithoutfill">
      <style:graphic-properties svg:stroke-width="0.1cm" svg:stroke-color="#579d1c" draw:marker-start-width="0.36cm" draw:marker-end="Arrow" draw:marker-end-width="0.3cm" draw:fill="none" draw:textarea-vertical-align="middle" fo:padding-top="0.175cm" fo:padding-bottom="0.175cm" fo:padding-left="0.3cm" fo:padding-right="0.3cm"/>
      <style:paragraph-properties fo:text-align="center"/>
    </style:style>
    <style:style style:name="flow_5f_layout_20_EG" style:display-name="flow_layout EG" style:family="graphic" style:parent-style-name="flow_5f_bf_5f_result_20_EG">
      <style:graphic-properties svg:stroke-width="0.1cm" svg:stroke-color="#ff950e" draw:marker-start-width="0.36cm" draw:marker-end-width="0.3cm"/>
    </style:style>
    <style:style style:name="flow_5f_other_20_EG" style:display-name="flow_other EG" style:family="graphic" style:parent-style-name="objectwithoutfill">
      <style:graphic-properties svg:stroke-width="0.1cm" svg:stroke-color="#666666" draw:marker-start-width="0.36cm" draw:marker-end="Arrow" draw:marker-end-width="0.3cm" draw:fill="none" draw:fill-image-width="0cm" draw:fill-image-height="0cm" draw:textarea-vertical-align="middl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anuele Gissi</meta:initial-creator>
    <meta:creation-date>2013-04-01T22:47:58</meta:creation-date>
    <dc:date>2013-04-02T21:31:25</dc:date>
    <dc:creator>Emanuele Gissi</dc:creator>
    <meta:editing-duration>PT5H39M14S</meta:editing-duration>
    <meta:editing-cycles>10</meta:editing-cycles>
    <meta:generator>LibreOffice/3.5$Linux_X86_64 LibreOffice_project/350m1$Build-2</meta:generator>
    <meta:document-statistic meta:object-count="171"/>
  </office:meta>
</office:document-meta>
</file>